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021cm" fo:min-width="17.2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51cm" fo:min-width="1.98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2.4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3.913cm" fo:min-width="1.377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383cm" fo:padding-top="0cm" fo:padding-bottom="0cm" fo:padding-left="0.051cm" fo:padding-right="0.0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338cm" fo:padding-top="0cm" fo:padding-bottom="0cm" fo:padding-left="0.051cm" fo:padding-right="0.0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381cm" fo:min-width="2.962cm" fo:padding-top="0cm" fo:padding-bottom="0cm" fo:padding-left="0.051cm" fo:padding-right="0.0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0.381cm" fo:padding-top="0cm" fo:padding-bottom="0cm" fo:padding-left="0.051cm" fo:padding-right="0.051cm"/>
      <style:paragraph-properties style:writing-mode="lr-tb"/>
    </style:style>
    <style:style style:name="gr10" style:family="graphic" style:parent-style-name="objectwithoutfill">
      <style:graphic-properties svg:stroke-width="0.028cm" svg:stroke-color="#000000" draw:marker-start-width="0.242cm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1" style:family="graphic" style:parent-style-name="objectwithoutfill">
      <style:graphic-properties svg:stroke-width="0.028cm" svg:stroke-color="#000000" draw:marker-start="Circle" draw:marker-start-width="0.102cm" draw:marker-start-center="true" draw:marker-end="Rounded_20_short_20_Arrow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0.738cm" fo:min-width="0.996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b4c7dc" draw:textarea-horizontal-align="center" draw:textarea-vertical-align="middle" draw:auto-grow-height="false" fo:min-height="0.738cm" fo:min-width="0.742cm" fo:padding-top="0.139cm" fo:padding-bottom="0.139cm" fo:padding-left="0.264cm" fo:padding-right="0.264cm" fo:wrap-option="wrap" draw:shadow="hidden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98cm" fo:min-width="1.998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00" draw:marker-start-width="0.242cm" draw:marker-end="" draw:marker-end-width="0.178cm" draw:fill="solid" draw:textarea-vertical-align="middle" fo:padding-top="0.139cm" fo:padding-bottom="0.139cm" fo:padding-left="0.264cm" fo:padding-right="0.264cm" draw:shadow-offset-x="0.203cm" draw:shadow-offset-y="0.2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5dca0" draw:textarea-horizontal-align="justify" draw:textarea-vertical-align="middle" draw:auto-grow-height="false" fo:min-height="6.326cm" fo:min-width="1.187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67cm" fo:min-width="0.795cm" fo:padding-top="0.139cm" fo:padding-bottom="0.139cm" fo:padding-left="0.264cm" fo:padding-right="0.264cm"/>
    </style:style>
    <style:style style:name="gr18" style:family="graphic" style:parent-style-name="standard">
      <style:graphic-properties draw:stroke="dash" draw:stroke-dash="Long_20_Dash" svg:stroke-width="0.028cm" svg:stroke-color="#000000" draw:marker-start-width="0.242cm" draw:marker-end-width="0.242cm" svg:stroke-linecap="butt" draw:fill-color="#cccccc" draw:textarea-horizontal-align="justify" draw:textarea-vertical-align="middle" draw:auto-grow-height="false" fo:min-height="1.246cm" fo:min-width="0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 style:writing-mode="lr-tb"/>
      <style:text-properties fo:font-size="8pt" fo:font-weight="bold"/>
    </style:style>
    <style:style style:name="P4" style:family="paragraph">
      <loext:graphic-properties draw:fill-color="#c5dca0"/>
      <style:paragraph-properties fo:text-align="center" style:writing-mode="lr-tb"/>
      <style:text-properties fo:font-size="8pt" fo:font-weight="bold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9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7pt" style:font-size-complex="7pt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7pt" style:font-size-asian="7pt" style:font-size-complex="7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3" style:family="paragraph">
      <loext:graphic-properties draw:fill-color="#cccccc"/>
      <style:paragraph-properties fo:margin-top="0cm" fo:margin-bottom="0cm" fo:text-align="center" style:writing-mode="lr-tb"/>
      <style:text-properties fo:font-size="8pt" fo:font-weight="bold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fo:font-size="8pt" fo:font-weight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weight="bold" style:font-size-asian="7pt" style:font-size-complex="7pt"/>
    </style:style>
    <style:style style:name="T4" style:family="text">
      <style:text-properties fo:font-size="7pt" fo:font-weight="bold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9.271cm" svg:x="2.5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3cm" svg:height="0.762cm" svg:x="15.24cm" svg:y="9.017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73cm" svg:height="0.762cm" svg:x="15.24cm" svg:y="8.128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175cm" svg:height="0.762cm" svg:x="10.16cm" svg:y="9.652cm">
          <text:p/>
          <draw:enhanced-geometry svg:viewBox="0 0 21600 21600" draw:text-areas="0 ?f0 ?f5 ?f2" draw:type="right-arrow" draw:modifiers="18317.864476386 5474.26326129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4.191cm" svg:x="13.335cm" svg:y="7.239cm">
          <text:p text:style-name="P3"><text:span text:style-name="T1">Field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032cm" svg:height="0.381cm" svg:x="6.477cm" svg:y="7.747cm">
          <draw:text-box>
            <text:p><text:span text:style-name="T2">cpuif_req</text:span></text:p>
          </draw:text-box>
        </draw:frame>
        <draw:frame draw:style-name="gr6" draw:text-style-name="P5" draw:layer="layout" svg:width="2.059cm" svg:height="0.381cm" svg:x="6.477cm" svg:y="8.255cm">
          <draw:text-box>
            <text:p><text:span text:style-name="T2">cpuif_req_is_wr</text:span></text:p>
          </draw:text-box>
        </draw:frame>
        <draw:frame draw:style-name="gr6" draw:text-style-name="P5" draw:layer="layout" svg:width="2.032cm" svg:height="0.381cm" svg:x="6.477cm" svg:y="9.652cm">
          <draw:text-box>
            <text:p><text:span text:style-name="T2">cpuif_addr[n:0]</text:span></text:p>
          </draw:text-box>
        </draw:frame>
        <draw:frame draw:style-name="gr7" draw:text-style-name="P5" draw:layer="layout" svg:width="2.159cm" svg:height="0.381cm" svg:x="6.477cm" svg:y="10.668cm">
          <draw:text-box>
            <text:p><text:span text:style-name="T2">cpuif_wr_data[n:0]</text:span></text:p>
          </draw:text-box>
        </draw:frame>
        <draw:frame draw:style-name="gr6" draw:text-style-name="P5" draw:layer="layout" svg:width="2.54cm" svg:height="0.383cm" svg:x="10.287cm" svg:y="7.747cm">
          <draw:text-box>
            <text:p><text:span text:style-name="T2">decoded_req</text:span></text:p>
          </draw:text-box>
        </draw:frame>
        <draw:frame draw:style-name="gr6" draw:text-style-name="P5" draw:layer="layout" svg:width="2.54cm" svg:height="0.383cm" svg:x="10.287cm" svg:y="8.257cm">
          <draw:text-box>
            <text:p><text:span text:style-name="T2">decoded_req_is_wr</text:span></text:p>
          </draw:text-box>
        </draw:frame>
        <draw:frame draw:style-name="gr8" draw:text-style-name="P5" draw:layer="layout" svg:width="2.667cm" svg:height="0.508cm" svg:x="10.287cm" svg:y="9.779cm">
          <draw:text-box>
            <text:p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d</text:span><text:span text:style-name="T2">_</text:span><text:span text:style-name="T2">r</text:span><text:span text:style-name="T2">e</text:span><text:span text:style-name="T2">g</text:span><text:span text:style-name="T2">_</text:span><text:span text:style-name="T2">s</text:span><text:span text:style-name="T2">t</text:span><text:span text:style-name="T2">r</text:span><text:span text:style-name="T2">b</text:span><text:span text:style-name="T2">.</text:span><text:span text:style-name="T2">{</text:span><text:span text:style-name="T2">.</text:span><text:span text:style-name="T2">.</text:span><text:span text:style-name="T2">.</text:span><text:span text:style-name="T2">}</text:span></text:p>
          </draw:text-box>
        </draw:frame>
        <draw:frame draw:style-name="gr9" draw:text-style-name="P5" draw:layer="layout" svg:width="2.667cm" svg:height="0.381cm" svg:x="10.287cm" svg:y="10.668cm">
          <draw:text-box>
            <text:p><text:span text:style-name="T2">decoded_wr</text:span><text:span text:style-name="T2">_data[n:0]</text:span></text:p>
          </draw:text-box>
        </draw:frame>
        <draw:frame draw:style-name="gr8" draw:text-style-name="P7" draw:layer="layout" svg:width="1.924cm" svg:height="0.381cm" svg:x="11.303cm" svg:y="5.969cm">
          <draw:text-box>
            <text:p text:style-name="P6"><text:span text:style-name="T3">hwif_in.{...}</text:span></text:p>
          </draw:text-box>
        </draw:frame>
        <draw:frame draw:style-name="gr8" draw:text-style-name="P7" draw:layer="layout" svg:width="2.286cm" svg:height="0.381cm" svg:x="14.986cm" svg:y="5.969cm">
          <draw:text-box>
            <text:p text:style-name="P6"><text:span text:style-name="T3">h</text:span><text:span text:style-name="T3">w</text:span><text:span text:style-name="T3">i</text:span><text:span text:style-name="T3">f</text:span><text:span text:style-name="T3">_</text:span><text:span text:style-name="T3">o</text:span><text:span text:style-name="T3">u</text:span><text:span text:style-name="T3">t</text:span><text:span text:style-name="T3">.</text:span><text:span text:style-name="T3">{</text:span><text:span text:style-name="T3">.</text:span><text:span text:style-name="T3">.</text:span><text:span text:style-name="T3">.</text:span><text:span text:style-name="T3">}</text:span></text:p>
          </draw:text-box>
        </draw:frame>
        <draw:frame draw:style-name="gr7" draw:text-style-name="P5" draw:layer="layout" svg:width="2.286cm" svg:height="0.338cm" svg:x="6.604cm" svg:y="11.473cm">
          <draw:text-box>
            <text:p><text:span text:style-name="T2">cpuif_wr_ack</text:span></text:p>
          </draw:text-box>
        </draw:frame>
        <draw:frame draw:style-name="gr7" draw:text-style-name="P5" draw:layer="layout" svg:width="2.286cm" svg:height="0.338cm" svg:x="6.604cm" svg:y="12.489cm">
          <draw:text-box>
            <text:p><text:span text:style-name="T2">cpuif_rd_ack</text:span></text:p>
          </draw:text-box>
        </draw:frame>
        <draw:frame draw:style-name="gr7" draw:text-style-name="P5" draw:layer="layout" svg:width="2.286cm" svg:height="0.338cm" svg:x="6.604cm" svg:y="12.997cm">
          <draw:text-box>
            <text:p><text:span text:style-name="T2">cpuif_rd_err</text:span></text:p>
          </draw:text-box>
        </draw:frame>
        <draw:frame draw:style-name="gr7" draw:text-style-name="P5" draw:layer="layout" svg:width="2.286cm" svg:height="0.338cm" svg:x="6.604cm" svg:y="13.505cm">
          <draw:text-box>
            <text:p><text:span text:style-name="T2">cpuif_rd_data[n:0]</text:span></text:p>
          </draw:text-box>
        </draw:frame>
        <draw:line draw:style-name="gr10" draw:text-style-name="P8" draw:layer="layout" svg:x1="6.35cm" svg:y1="8.636cm" svg:x2="13.335cm" svg:y2="8.636cm">
          <text:p/>
        </draw:line>
        <draw:line draw:style-name="gr10" draw:text-style-name="P8" draw:layer="layout" svg:x1="6.35cm" svg:y1="10.033cm" svg:x2="8.636cm" svg:y2="10.033cm">
          <text:p/>
        </draw:line>
        <draw:line draw:style-name="gr11" draw:text-style-name="P8" draw:layer="layout" svg:x1="9.398cm" svg:y1="8.128cm" svg:x2="9.398cm" svg:y2="9.525cm">
          <text:p/>
        </draw:line>
        <draw:custom-shape draw:style-name="gr12" draw:text-style-name="P4" draw:layer="layout" svg:width="1.524cm" svg:height="1.016cm" svg:x="8.636cm" svg:y="9.525cm">
          <text:p text:style-name="P3"><text:span text:style-name="T1">Address</text:span></text:p>
          <text:p text:style-name="P3"><text:span text:style-name="T1">Decode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6.35cm" svg:y1="11.049cm" svg:x2="13.335cm" svg:y2="11.049cm">
          <text:p/>
        </draw:line>
        <draw:line draw:style-name="gr10" draw:text-style-name="P8" draw:layer="layout" svg:x1="6.35cm" svg:y1="8.128cm" svg:x2="13.335cm" svg:y2="8.128cm">
          <text:p/>
        </draw:line>
        <draw:polygon draw:style-name="gr13" draw:text-style-name="P2" draw:layer="layout" svg:width="1.27cm" svg:height="1.524cm" svg:x="12.065cm" svg:y="6.35cm" svg:viewBox="0 0 1271 1525" draw:points="781,802 781,1002 381,1002 381,0 0,0 0,1317 781,1317 781,1525 1271,1159">
          <text:p/>
        </draw:polygon>
        <draw:polygon draw:style-name="gr13" draw:text-style-name="P2" draw:layer="layout" svg:width="1.269cm" svg:height="1.396cm" svg:x="15.24cm" svg:y="6.35cm" svg:viewBox="0 0 1270 1397" draw:points="547,490 747,490 747,1079 0,1079 0,1397 1062,1397 1062,490 1270,490 904,0">
          <text:p/>
        </draw:polygon>
        <draw:frame draw:style-name="gr8" draw:text-style-name="P5" draw:layer="layout" svg:width="1.968cm" svg:height="0.381cm" svg:x="15.24cm" svg:y="8.318cm">
          <draw:text-box>
            <text:p><text:span text:style-name="T2">field_storage.{...}</text:span></text:p>
          </draw:text-box>
        </draw:frame>
        <draw:frame draw:style-name="gr8" draw:text-style-name="P5" draw:layer="layout" svg:width="1.968cm" svg:height="0.381cm" svg:x="15.24cm" svg:y="9.207cm">
          <draw:text-box>
            <text:p><text:span text:style-name="T2">field_combo.{...}</text:span></text:p>
          </draw:text-box>
        </draw:frame>
        <draw:custom-shape draw:style-name="gr14" draw:text-style-name="P2" draw:layer="layout" svg:width="2.73cm" svg:height="0.762cm" svg:x="15.24cm" svg:y="9.906cm">
          <text:p/>
          <draw:enhanced-geometry svg:viewBox="0 0 21600 21600" draw:text-areas="0 ?f0 ?f5 ?f2" draw:type="right-arrow" draw:modifiers="17582.1310875137 6143.1192660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.576cm" svg:height="0.508cm" svg:x="15.267cm" svg:y="10.033cm">
          <draw:text-box>
            <text:p><text:span text:style-name="T2">decoded_reg_st</text:span><text:span text:style-name="T2">rb.{...}</text:span></text:p>
          </draw:text-box>
        </draw:frame>
        <draw:line draw:style-name="gr10" draw:text-style-name="P8" draw:layer="layout" svg:x1="9.144cm" svg:y1="11.811cm" svg:x2="6.35cm" svg:y2="11.811cm">
          <text:p/>
        </draw:line>
        <draw:line draw:style-name="gr10" draw:text-style-name="P8" draw:layer="layout" svg:x1="9.525cm" svg:y1="12.319cm" svg:x2="6.35cm" svg:y2="12.319cm">
          <text:p/>
        </draw:line>
        <draw:frame draw:style-name="gr7" draw:text-style-name="P5" draw:layer="layout" svg:width="2.286cm" svg:height="0.338cm" svg:x="6.604cm" svg:y="11.981cm">
          <draw:text-box>
            <text:p><text:span text:style-name="T2">cpuif_wr_err</text:span></text:p>
          </draw:text-box>
        </draw:frame>
        <draw:line draw:style-name="gr15" draw:text-style-name="P8" draw:layer="layout" svg:x1="9.144cm" svg:y1="10.541cm" svg:x2="9.144cm" svg:y2="11.811cm">
          <text:p/>
        </draw:line>
        <draw:line draw:style-name="gr15" draw:text-style-name="P8" draw:layer="layout" svg:x1="9.525cm" svg:y1="10.541cm" svg:x2="9.525cm" svg:y2="12.319cm">
          <text:p/>
        </draw:line>
        <draw:line draw:style-name="gr10" draw:text-style-name="P8" draw:layer="layout" svg:x1="18.034cm" svg:y1="12.827cm" svg:x2="14.097cm" svg:y2="12.827cm">
          <text:p/>
        </draw:line>
        <draw:line draw:style-name="gr10" draw:text-style-name="P8" draw:layer="layout" svg:x1="18.034cm" svg:y1="13.335cm" svg:x2="14.097cm" svg:y2="13.335cm">
          <text:p/>
        </draw:line>
        <draw:line draw:style-name="gr10" draw:text-style-name="P8" draw:layer="layout" svg:x1="18.034cm" svg:y1="13.843cm" svg:x2="14.097cm" svg:y2="13.843cm">
          <text:p/>
        </draw:line>
        <draw:frame draw:style-name="gr7" draw:text-style-name="P10" draw:layer="layout" svg:width="2.286cm" svg:height="0.338cm" svg:x="15.494cm" svg:y="12.489cm">
          <draw:text-box>
            <text:p text:style-name="P9"><text:span text:style-name="T2">readback_done</text:span></text:p>
          </draw:text-box>
        </draw:frame>
        <draw:frame draw:style-name="gr7" draw:text-style-name="P10" draw:layer="layout" svg:width="2.286cm" svg:height="0.338cm" svg:x="15.494cm" svg:y="12.997cm">
          <draw:text-box>
            <text:p text:style-name="P9"><text:span text:style-name="T2">readback_rd_err</text:span></text:p>
          </draw:text-box>
        </draw:frame>
        <draw:frame draw:style-name="gr7" draw:text-style-name="P10" draw:layer="layout" svg:width="2.54cm" svg:height="0.338cm" svg:x="15.24cm" svg:y="13.505cm">
          <draw:text-box>
            <text:p text:style-name="P9"><text:span text:style-name="T2">readback_rd_data[n:0]</text:span></text:p>
          </draw:text-box>
        </draw:frame>
        <draw:custom-shape draw:style-name="gr16" draw:text-style-name="P4" draw:layer="layout" svg:width="1.715cm" svg:height="6.604cm" svg:x="4.635cm" svg:y="7.62cm">
          <text:p text:style-name="P3"><text:span text:style-name="T1">CPU</text:span></text:p>
          <text:p text:style-name="P3"><text:span text:style-name="T1">Interface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651cm" svg:height="0.889cm" svg:x="2.975cm" svg:y="10.541cm">
          <text:p/>
          <draw:enhanced-geometry svg:viewBox="0 0 21600 21600" draw:text-areas="?f5 ?f1 ?f6 ?f3" draw:type="left-right-arrow" draw:modifiers="6406.77966101695 5630.561797752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27cm" svg:height="0.381cm" svg:x="3.175cm" svg:y="10.795cm">
          <draw:text-box>
            <text:p text:style-name="P11"><text:span text:style-name="T4">CPUIF</text:span></text:p>
          </draw:text-box>
        </draw:frame>
        <draw:custom-shape draw:style-name="gr16" draw:text-style-name="P4" draw:layer="layout" svg:width="1.715cm" svg:height="6.604cm" svg:x="18.007cm" svg:y="7.62cm">
          <text:p text:style-name="P3"><text:span text:style-name="T1">Readback</text:span></text:p>
          <text:p text:style-name="P3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0.381cm" svg:height="1.524cm" svg:x="13.716cm" svg:y="12.573cm"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13.716cm" svg:y1="12.827cm" svg:x2="6.35cm" svg:y2="12.827cm">
          <text:p/>
        </draw:line>
        <draw:line draw:style-name="gr10" draw:text-style-name="P8" draw:layer="layout" svg:x1="13.716cm" svg:y1="13.335cm" svg:x2="6.35cm" svg:y2="13.335cm">
          <text:p/>
        </draw:line>
        <draw:line draw:style-name="gr10" draw:text-style-name="P8" draw:layer="layout" svg:x1="13.716cm" svg:y1="13.843cm" svg:x2="6.35cm" svg:y2="13.843cm">
          <text:p/>
        </draw:line>
        <draw:frame draw:style-name="gr9" draw:text-style-name="P12" draw:layer="layout" svg:width="4.191cm" svg:height="0.635cm" svg:x="11.811cm" svg:y="14.097cm">
          <draw:text-box>
            <text:p text:style-name="P14"><text:span text:style-name="T2">Optional</text:span></text:p>
            <text:p text:style-name="P14"><text:span text:style-name="T4">if </text:span><text:span text:style-name="T4">retime_read_re</text:span><text:span text:style-name="T4">sponse == Tr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1T21:11:22.211790049</meta:creation-date>
    <dc:date>2022-02-02T21:31:10.477371544</dc:date>
    <meta:editing-duration>PT1H15M43S</meta:editing-duration>
    <meta:editing-cycles>25</meta:editing-cycles>
    <meta:generator>LibreOffice/7.2.5.2$Linux_X86_64 LibreOffice_project/20$Build-2</meta:generator>
    <meta:document-statistic meta:object-count="51"/>
  </office:meta>
</office:document-meta>
</file>